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officeooo:paragraph-rsid="005831da"/>
    </style:style>
    <style:style style:name="P5" style:family="paragraph" style:parent-style-name="Standard">
      <style:paragraph-properties fo:text-align="justify" style:justify-single-word="false"/>
      <style:text-properties officeooo:paragraph-rsid="005a2d6e"/>
    </style:style>
    <style:style style:name="P6" style:family="paragraph" style:parent-style-name="Standard">
      <style:paragraph-properties fo:text-align="justify" style:justify-single-word="false"/>
      <style:text-properties officeooo:paragraph-rsid="005b6cb5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3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4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5" style:family="paragraph" style:parent-style-name="Heading_20_2">
      <style:paragraph-properties fo:text-align="justify" style:justify-single-word="false"/>
      <style:text-properties officeooo:paragraph-rsid="000ea3a0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8pt" officeooo:paragraph-rsid="005d1822" style:font-size-asian="18pt" style:font-size-complex="18pt"/>
    </style:style>
    <style:style style:name="P27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style:font-size-asian="12pt" style:font-size-complex="12pt"/>
    </style:style>
    <style:style style:name="T7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6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8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9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0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1" style:family="text">
      <style:text-properties fo:font-weight="bold" style:font-weight-asian="bold" style:font-name-complex="Arial1" style:language-complex="pt" style:country-complex="PT"/>
    </style:style>
    <style:style style:name="T42" style:family="text">
      <style:text-properties fo:font-weight="bold" officeooo:rsid="00222d90" style:font-weight-asian="bold" style:font-name-complex="Arial1" style:language-complex="pt" style:country-complex="PT"/>
    </style:style>
    <style:style style:name="T43" style:family="text">
      <style:text-properties fo:font-weight="bold" officeooo:rsid="00047fbc" style:font-weight-asian="bold" style:font-name-complex="Arial1" style:language-complex="pt" style:country-complex="PT"/>
    </style:style>
    <style:style style:name="T44" style:family="text">
      <style:text-properties fo:font-weight="bold" officeooo:rsid="000ea3a0" style:font-weight-asian="bold" style:font-name-complex="Arial1" style:language-complex="pt" style:country-complex="PT"/>
    </style:style>
    <style:style style:name="T45" style:family="text">
      <style:text-properties fo:font-weight="bold" officeooo:rsid="00390218" style:font-weight-asian="bold" style:font-name-complex="Arial1" style:language-complex="pt" style:country-complex="PT"/>
    </style:style>
    <style:style style:name="T46" style:family="text">
      <style:text-properties fo:font-weight="bold" style:font-name-asian="Arial1" style:font-weight-asian="bold" style:font-name-complex="Arial1" style:language-complex="pt" style:country-complex="PT"/>
    </style:style>
    <style:style style:name="T4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4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6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7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60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61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62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63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4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4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5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6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7" style:family="text">
      <style:text-properties style:font-name-asian="Arial1" style:font-name-complex="Arial1" style:language-complex="pt" style:country-complex="PT"/>
    </style:style>
    <style:style style:name="T78" style:family="text">
      <style:text-properties officeooo:rsid="0013405f" style:font-name-asian="Arial1" style:font-name-complex="Arial1" style:language-complex="pt" style:country-complex="PT"/>
    </style:style>
    <style:style style:name="T79" style:family="text">
      <style:text-properties officeooo:rsid="001a8142" style:font-name-asian="Arial1" style:font-name-complex="Arial1" style:language-complex="pt" style:country-complex="PT"/>
    </style:style>
    <style:style style:name="T80" style:family="text">
      <style:text-properties officeooo:rsid="0017e9c9" style:font-name-asian="Arial1" style:font-name-complex="Arial1" style:language-complex="pt" style:country-complex="PT"/>
    </style:style>
    <style:style style:name="T81" style:family="text">
      <style:text-properties officeooo:rsid="00169323" style:font-name-asian="Arial1" style:font-name-complex="Arial1" style:language-complex="pt" style:country-complex="PT"/>
    </style:style>
    <style:style style:name="T82" style:family="text">
      <style:text-properties officeooo:rsid="001530fc" style:font-name-asian="Arial1" style:font-name-complex="Arial1" style:language-complex="pt" style:country-complex="PT"/>
    </style:style>
    <style:style style:name="T83" style:family="text">
      <style:text-properties style:font-name-asian="Arial1" style:font-name-complex="Arial1" style:language-complex="pt" style:country-complex="PT" style:font-weight-complex="bold"/>
    </style:style>
    <style:style style:name="T84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5" style:family="text">
      <style:text-properties fo:background-color="#ffffff" loext:char-shading-value="0" style:font-name-complex="Arial1"/>
    </style:style>
    <style:style style:name="T86" style:family="text">
      <style:text-properties officeooo:rsid="0013405f" fo:background-color="#ffffff" loext:char-shading-value="0" style:font-name-complex="Arial1"/>
    </style:style>
    <style:style style:name="T87" style:family="text">
      <style:text-properties officeooo:rsid="0017e9c9" fo:background-color="#ffffff" loext:char-shading-value="0" style:font-name-complex="Arial1"/>
    </style:style>
    <style:style style:name="T8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9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2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93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4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5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João Paulo Hotequil</text:p>
      <text:h text:style-name="P25" text:outline-level="2"><text:span text:style-name="T5">Minha página na web: </text:span><text:a xlink:type="simple" xlink:href="https://hotequil.tech/" text:style-name="Internet_20_link" text:visited-style-name="Visited_20_Internet_20_Link"><text:span text:style-name="T28">https://hotequil.tech</text:span></text:a><text:span text:style-name="T5"> (contém alguns links e projetos meus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6">h</text:span></text:a><text:a xlink:type="simple" xlink:href="mailto:joaohotequil@gmail.com" text:style-name="ListLabel_20_12" text:visited-style-name="ListLabel_20_12"><text:span text:style-name="Internet_20_link"><text:span text:style-name="T25">otequil@</text:span></text:span></text:a><text:a xlink:type="simple" xlink:href="mailto:joaohotequil@gmail.com" text:style-name="ListLabel_20_12" text:visited-style-name="ListLabel_20_12"><text:span text:style-name="Internet_20_link"><text:span text:style-name="T27">protonmail</text:span></text:span></text:a><text:a xlink:type="simple" xlink:href="mailto:joaohotequil@gmail.com" text:style-name="ListLabel_20_12" text:visited-style-name="ListLabel_20_12"><text:span text:style-name="Internet_20_link"><text:span text:style-name="T29">.com</text:span></text:span></text:a><text:span text:style-name="Internet_20_link"><text:span text:style-name="T6">, </text:span></text:span><text:span text:style-name="Internet_20_link"><text:span text:style-name="T7">desde já agradeço</text:span></text:span><text:span text:style-name="Internet_20_link"><text:span text:style-name="T1">. </text:span></text:span></text:h>
      <text:h text:style-name="P24" text:outline-level="1"/>
      <text:h text:style-name="P22" text:outline-level="1"><text:span text:style-name="T42">O que eu tenho a dizer</text:span><text:span text:style-name="T41">:</text:span></text:h>
      <text:p text:style-name="P1"><text:span text:style-name="lt-line-clamp_5f__5f_raw-line"><text:span text:style-name="T30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31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8"/>
      <text:h text:style-name="P22" text:outline-level="1"><text:span text:style-name="T45">Formações</text:span><text:span text:style-name="T41">:</text:span></text:h>
      <text:h text:style-name="P23" text:outline-level="1"><text:span text:style-name="lt-line-clamp_5f__5f_raw-line"><text:span text:style-name="T38">[fevereiro de </text:span></text:span><text:span text:style-name="lt-line-clamp_5f__5f_raw-line"><text:span text:style-name="T39">2021</text:span></text:span><text:span text:style-name="lt-line-clamp_5f__5f_raw-line"><text:span text:style-name="T38"> – </text:span></text:span><text:span text:style-name="lt-line-clamp_5f__5f_raw-line"><text:span text:style-name="T39">até o momento</text:span></text:span><text:span text:style-name="lt-line-clamp_5f__5f_raw-line"><text:span text:style-name="T38">] </text:span></text:span><text:span text:style-name="lt-line-clamp_5f__5f_raw-line"><text:span text:style-name="T39">FIAP</text:span></text:span><text:span text:style-name="lt-line-clamp_5f__5f_raw-line"><text:span text:style-name="T38"> | </text:span></text:span><text:span text:style-name="lt-line-clamp_5f__5f_raw-line"><text:span text:style-name="T40">Educação a distância</text:span></text:span><text:span text:style-name="lt-line-clamp_5f__5f_raw-line"><text:span text:style-name="T38">: </text:span></text:span><text:span text:style-name="lt-line-clamp_5f__5f_raw-line"><text:span text:style-name="T36">estou cursando sistemas de informação (bacharelado) em uma graduação online de quatro anos</text:span></text:span><text:span text:style-name="lt-line-clamp_5f__5f_raw-line"><text:span text:style-name="T37">.</text:span></text:span></text:h>
      <text:p text:style-name="P18"><text:span text:style-name="T46">[fevereiro de 2018 – dezembro de 20</text:span><text:span text:style-name="T47">19</text:span><text:span text:style-name="T46">] </text:span><text:span text:style-name="T48">E.E.B. Professor Honório Miranda | Gaspar, Santa Catarina: </text:span><text:span text:style-name="T65">c</text:span><text:span text:style-name="T34">ursei o segundo e terceiro ano do ensino médio.</text:span></text:p>
      <text:p text:style-name="P18"><text:span text:style-name="T46">[fevereiro de 2006 – dezembro de 2017] </text:span><text:span text:style-name="T48">Madre Francisca Lampel | Gaspar, Santa Catarina: </text:span><text:span text:style-name="T65">c</text:span><text:span text:style-name="T35">ursei o ensino fundamental (I e II) e o primeiro ano do ensino médio.</text:span></text:p>
      <text:p text:style-name="P20"/>
      <text:h text:style-name="P28" text:outline-level="1"><text:soft-page-break/><text:span text:style-name="T43">E</text:span><text:span text:style-name="T41">specializações, </text:span><text:span text:style-name="T44">t</text:span><text:span text:style-name="T41">reinamentos e cursos </text:span><text:span text:style-name="T45">(tenho algumas outras certificações que acabei não colocando aqui)</text:span><text:span text:style-name="T41">:</text:span></text:h>
      <text:p text:style-name="P26"><text:span text:style-name="T88">[</text:span><text:span text:style-name="T89">100% concluído</text:span><text:span text:style-name="T88">] </text:span><text:span text:style-name="T92">TestDome </text:span><text:span text:style-name="T90">| </text:span><text:span text:style-name="T91">Educação a distância</text:span><text:span text:style-name="T90">: </text:span><text:span text:style-name="T93">realizei um treinamento com questões sobre </text:span><text:span text:style-name="T94">TypeScript </text:span><text:span text:style-name="T95">e JavaScript</text:span><text:span text:style-name="T90">.</text:span></text:p>
      <text:p text:style-name="P6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4">Angular e TypeScript</text:span><text:span text:style-name="T16">.</text:span></text:p>
      <text:p text:style-name="P5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3">JavaScript</text:span><text:span text:style-name="T16">.</text:span></text:p>
      <text:p text:style-name="P4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Angular</text:span><text:span text:style-name="T16">.</text:span></text:p>
      <text:p text:style-name="P3"><text:span text:style-name="T8">[</text:span><text:span text:style-name="T13">100% concluído</text:span><text:span text:style-name="T8">] </text:span><text:span text:style-name="T14">EW IT</text:span><text:span text:style-name="T15"> </text:span><text:span text:style-name="T17">(</text:span><text:span text:style-name="T18">16</text:span><text:span text:style-name="T17"> horas)</text:span><text:span text:style-name="T16"> | </text:span><text:span text:style-name="T17">Educação a distância</text:span><text:span text:style-name="T16">: </text:span><text:span text:style-name="T21">completei o curso de NodeJS</text:span><text:span text:style-name="T16">.</text:span></text:p>
      <text:p text:style-name="P19"><text:span text:style-name="T46">[</text:span><text:span text:style-name="T61">100% concluído</text:span><text:span text:style-name="T46">] </text:span><text:span text:style-name="T62">FIAP – Nano Courses </text:span><text:span text:style-name="T55">(</text:span><text:span text:style-name="T56">60</text:span><text:span text:style-name="T55"> horas)</text:span><text:span text:style-name="T48"> | </text:span><text:span text:style-name="T55">Educação a distância</text:span><text:span text:style-name="T48">: </text:span><text:span text:style-name="T74">concluí </text:span><text:span text:style-name="T76">o </text:span><text:span text:style-name="T74">curso de </text:span><text:span text:style-name="T76">comunicação e semiótica nos Nano Courses</text:span><text:span text:style-name="T48">.</text:span></text:p>
      <text:p text:style-name="P12"><text:span text:style-name="T46">[</text:span><text:span text:style-name="T61">100% concluído</text:span><text:span text:style-name="T46">] </text:span><text:span text:style-name="T55">Loiane Groner (28 horas)</text:span><text:span text:style-name="T48"> | </text:span><text:span text:style-name="T55">Educação a distância</text:span><text:span text:style-name="T48">: </text:span><text:span text:style-name="T74">concluí um curso de Angular pela plataforma online da Loiane Groner</text:span><text:span text:style-name="T48">.</text:span></text:p>
      <text:p text:style-name="P17"><text:span text:style-name="T46">[</text:span><text:span text:style-name="T60">dezembro</text:span><text:span text:style-name="T46"> de </text:span><text:span text:style-name="T60">2020</text:span><text:span text:style-name="T46"> – </text:span><text:span text:style-name="T60">dezembro</text:span><text:span text:style-name="T46"> de </text:span><text:span text:style-name="T60">2020</text:span><text:span text:style-name="T46">] </text:span><text:span text:style-name="T60">Microsoft</text:span><text:span text:style-name="T48"> </text:span><text:span text:style-name="T49">(</text:span><text:span text:style-name="T52">2</text:span><text:span text:style-name="T49"> horas)</text:span><text:span text:style-name="T48"> | Blumenau, Santa Catarina: </text:span><text:span text:style-name="T71">realizei o exame 70-480 da Microsoft na ProWay com perguntas de HTML5, CSS3 e JavaScript, minha pontuação final foi de 909 pontos</text:span><text:span text:style-name="T48">.</text:span></text:p>
      <text:p text:style-name="P16"><text:span text:style-name="T48">[</text:span><text:span text:style-name="T53">outubro</text:span><text:span text:style-name="T48"> de </text:span><text:span text:style-name="T52">2020</text:span><text:span text:style-name="T48"> – </text:span><text:span text:style-name="T53">outubro</text:span><text:span text:style-name="T48"> de </text:span><text:span text:style-name="T52">2020</text:span><text:span text:style-name="T48">] </text:span><text:span text:style-name="T53">Apex</text:span><text:span text:style-name="T48"> </text:span><text:span text:style-name="T49">(</text:span><text:span text:style-name="T53">3</text:span><text:span text:style-name="T49"> horas)</text:span><text:span text:style-name="T48"> | Blumenau, Santa Catarina: </text:span><text:span text:style-name="T72">participei de um workshop sobre empreendedorismo</text:span><text:span text:style-name="T48">.</text:span></text:p>
      <text:p text:style-name="P16"><text:span text:style-name="T48">[</text:span><text:span text:style-name="T53">outubro</text:span><text:span text:style-name="T48"> de </text:span><text:span text:style-name="T52">2020</text:span><text:span text:style-name="T48"> – </text:span><text:span text:style-name="T53">outubro</text:span><text:span text:style-name="T48"> de </text:span><text:span text:style-name="T52">2020</text:span><text:span text:style-name="T48">] </text:span><text:span text:style-name="T53">Apex</text:span><text:span text:style-name="T48"> </text:span><text:span text:style-name="T49">(</text:span><text:span text:style-name="T53">3</text:span><text:span text:style-name="T49"> horas)</text:span><text:span text:style-name="T48"> | Blumenau, Santa Catarina: </text:span><text:span text:style-name="T72">participei de um workshop sobre planejamento de carreira</text:span><text:span text:style-name="T48">.</text:span></text:p>
      <text:p text:style-name="P15"><text:span text:style-name="T48">[</text:span><text:span text:style-name="T54">novembro</text:span><text:span text:style-name="T48"> de 2019 – </text:span><text:span text:style-name="T54">novembro</text:span><text:span text:style-name="T48"> de 2019] </text:span><text:span text:style-name="T54">Front in Floripa</text:span><text:span text:style-name="T48"> </text:span><text:span text:style-name="T49">(</text:span><text:span text:style-name="T54">8</text:span><text:span text:style-name="T49"> horas)</text:span><text:span text:style-name="T48"> | </text:span><text:span text:style-name="T54">Florianópolis</text:span><text:span text:style-name="T48">, Santa Catarina: </text:span><text:span text:style-name="T73">participei do evento Front in Floripa</text:span><text:span text:style-name="T48">.</text:span></text:p>
      <text:p text:style-name="P14"><text:span text:style-name="T46">[janeiro de 2019 – junho de 2019]</text:span><text:span text:style-name="T77"> </text:span><text:span text:style-name="T48">Apex </text:span><text:span text:style-name="T49">(180 horas)</text:span><text:span text:style-name="T48"> | Blumenau, Santa Catarina: </text:span><text:span text:style-name="T65">t</text:span><text:span text:style-name="T64">reinamento de alta performance de desenvolvimento e programação </text:span><text:span text:style-name="T66">f</text:span><text:span text:style-name="T64">ront-end </text:span><text:span text:style-name="T67">usando</text:span><text:span text:style-name="T64"> HTML5, CSS3 </text:span><text:span text:style-name="T68">(SASS e SCSS)</text:span><text:span text:style-name="T64">, JavaScript, TypeScript, testes, Angular 6, ReactJS, VueJS, Git </text:span><text:span text:style-name="T67">e </text:span><text:span text:style-name="T64">GitHub, </text:span><text:span text:style-name="T67">W</text:span><text:span text:style-name="T64">ebpack </text:span><text:span text:style-name="T67">e</text:span><text:span text:style-name="T64"> Gulp</text:span><text:span text:style-name="T48">.</text:span></text:p>
      <text:p text:style-name="P14"><text:span text:style-name="T46">[dezembro de 2018 - dezembro de 2018]</text:span><text:span text:style-name="T77"> </text:span><text:span text:style-name="T48">Apex </text:span><text:span text:style-name="T49">(16 horas)</text:span><text:span text:style-name="T48"> | Blumenau, Santa Catarina: </text:span><text:span text:style-name="T65">tr</text:span><text:span text:style-name="T64">einamento de alta performance de </text:span><text:span text:style-name="T69">l</text:span><text:span text:style-name="T64">ógica de </text:span><text:span text:style-name="T69">p</text:span><text:span text:style-name="T64">rogramação </text:span><text:span text:style-name="T70">sobre</text:span><text:span text:style-name="T64"> boas práticas, manipulação de textos, criação de objetos, armazenamento de dados em listas e tópicos avançados </text:span><text:span text:style-name="T69">da linguagem</text:span><text:span text:style-name="T64">.</text:span></text:p>
      <text:p text:style-name="P13"><text:soft-page-break/><text:span text:style-name="T46">[dezembro de 2018 - dezembro de 2018]</text:span><text:span text:style-name="T77"> </text:span><text:span text:style-name="T48">Apex </text:span><text:span text:style-name="T49">(16 horas)</text:span><text:span text:style-name="T48"> | Blumenau, Santa Catarina: </text:span><text:span text:style-name="T65">t</text:span><text:span text:style-name="T64">reinamento</text:span><text:span text:style-name="T77"> de alta performance de </text:span><text:span text:style-name="T78">b</text:span><text:span text:style-name="T77">anco de </text:span><text:span text:style-name="T78">d</text:span><text:span text:style-name="T77">ados </text:span><text:span text:style-name="T78">sobre</text:span><text:span text:style-name="T77"> </text:span><text:span text:style-name="T85">instalação, configuração, conceitos básicos, comandos para manipulação de tabelas, texto </text:span><text:span text:style-name="T86">e</text:span><text:span text:style-name="T85"> data, operadores, </text:span><text:span text:style-name="T86">funções </text:span><text:span text:style-name="T85">básicas </text:span><text:span text:style-name="T86">e intermediárias</text:span><text:span text:style-name="T85">, normalização de dados, relacionamento entre tabelas, </text:span><text:span text:style-name="T86">unificação de </text:span><text:span text:style-name="T85">tabelas, realização de consultas, criação de views, indexação de tabelas, backup d</text:span><text:span text:style-name="T86">e</text:span><text:span text:style-name="T85"> dados e restaura</text:span><text:span text:style-name="T86">ção</text:span><text:span text:style-name="T85"> </text:span><text:span text:style-name="T86">d</text:span><text:span text:style-name="T85">as informações da base através do backup</text:span><text:span text:style-name="T77">.</text:span></text:p>
      <text:p text:style-name="P12"><text:span text:style-name="T46">[100% concluído]</text:span><text:span text:style-name="T77"> </text:span><text:span text:style-name="T48">Udemy </text:span><text:span text:style-name="T50">(</text:span><text:span text:style-name="T63">54 horas</text:span><text:span text:style-name="T50">)</text:span><text:span text:style-name="T48"> | </text:span><text:span text:style-name="T55">Educação a distância</text:span><text:span text:style-name="T48">:</text:span><text:span text:style-name="T77"> </text:span><text:span text:style-name="T79">t</text:span><text:span text:style-name="T77">reinamento básico de desenvolvimento e programação </text:span><text:span text:style-name="T80">f</text:span><text:span text:style-name="T77">ront-end </text:span><text:span text:style-name="T80">utilizando</text:span><text:span text:style-name="T77"> </text:span><text:span text:style-name="T85">HTML5, CSS3 </text:span><text:span text:style-name="T87">e</text:span><text:span text:style-name="T85"> J</text:span><text:span text:style-name="T87">ava</text:span><text:span text:style-name="T85">S</text:span><text:span text:style-name="T87">cript</text:span><text:span text:style-name="T85"> e</text:span><text:span text:style-name="T87">m cinco</text:span><text:span text:style-name="T85"> </text:span><text:span text:style-name="T87">p</text:span><text:span text:style-name="T85">rojetos.</text:span></text:p>
      <text:p text:style-name="P12"><text:span text:style-name="T46">[100% concluído]</text:span><text:span text:style-name="T77"> </text:span><text:span text:style-name="T48">Udemy </text:span><text:span text:style-name="T51">(10 horas)</text:span><text:span text:style-name="T48"> | </text:span><text:span text:style-name="T55">Educação a distância</text:span><text:span text:style-name="T48">:</text:span><text:span text:style-name="T77"> </text:span><text:span text:style-name="T79">t</text:span><text:span text:style-name="T77">reinamento básico de inglês </text:span><text:span text:style-name="T81">sobre</text:span><text:span text:style-name="T77"> </text:span><text:span text:style-name="T81">metodologia </text:span><text:span text:style-name="T77">para ser fluente.</text:span><text:bookmark text:name="_GoBack"/></text:p>
      <text:p text:style-name="P11"><text:span text:style-name="T46">[setembro de 2018 – fevereiro de 2019]</text:span><text:span text:style-name="T77"> </text:span><text:span text:style-name="T48">Instituto Mix </text:span><text:span text:style-name="T50">(96 horas)</text:span><text:span text:style-name="T48"> | Gaspar, Santa Catarina:</text:span><text:span text:style-name="T77"> </text:span><text:span text:style-name="T65">t</text:span><text:span text:style-name="T64">reinamento</text:span><text:span text:style-name="T77"> básico de </text:span><text:span text:style-name="T82">m</text:span><text:span text:style-name="T77">ontagem e </text:span><text:span text:style-name="T82">m</text:span><text:span text:style-name="T77">anutenção </text:span><text:span text:style-name="T82">de</text:span><text:span text:style-name="T77"> hardware e redes.</text:span></text:p>
      <text:p text:style-name="P11"><text:span text:style-name="T46">[maio de 2017 – outubro de 2018]</text:span><text:span text:style-name="T77"> </text:span><text:span text:style-name="T48">GERAR </text:span><text:span text:style-name="T50">(1280 horas)</text:span><text:span text:style-name="T48"> | Gaspar e Blumenau, Santa Catarina: </text:span><text:span text:style-name="T65">c</text:span><text:span text:style-name="T64">urso</text:span><text:span text:style-name="T83"> de </text:span><text:span text:style-name="T84">a</text:span><text:span text:style-name="T83">dministração como menor aprendiz.</text:span></text:p>
      <text:p text:style-name="P7"/>
      <text:p text:style-name="P21">Experiência:</text:p>
      <text:p text:style-name="P2"><text:span text:style-name="T8">[</text:span><text:span text:style-name="T10">outubro </text:span><text:span text:style-name="T8">de </text:span><text:span text:style-name="T9">202</text:span><text:span text:style-name="T10">1</text:span><text:span text:style-name="T8"> – </text:span><text:span text:style-name="T10">até o momento</text:span><text:span text:style-name="T8">] </text:span><text:span text:style-name="T11">Desenvolvedor front-end</text:span><text:span text:style-name="T8"> | </text:span><text:span text:style-name="T10">Performa_IT</text:span><text:span text:style-name="T8">: </text:span><text:span text:style-name="T32">Trabalho atualmente como desenvolvedor front-end</text:span><text:span text:style-name="T20">.</text:span></text:p>
      <text:p text:style-name="P2"><text:span text:style-name="T8">[</text:span><text:span text:style-name="T9">janeiro</text:span><text:span text:style-name="T8"> de </text:span><text:span text:style-name="T9">2020</text:span><text:span text:style-name="T8"> – </text:span><text:span text:style-name="T10">setembro de 2021</text:span><text:span text:style-name="T8">] </text:span><text:span text:style-name="T11">Desenvolvedor front-end</text:span><text:span text:style-name="T8"> | </text:span><text:span text:style-name="T11">Velow </text:span><text:span text:style-name="T12">Sistemas</text:span><text:span text:style-name="T8">: </text:span><text:span text:style-name="T32">Trabalh</text:span><text:span text:style-name="T33">ei </text:span><text:span text:style-name="T32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0">.</text:span></text:p>
      <text:p text:style-name="P10"><text:span text:style-name="T46">[maio de </text:span><text:span text:style-name="T58">2019</text:span><text:span text:style-name="T46"> – </text:span><text:span text:style-name="T57">dezembro de 2019</text:span><text:span text:style-name="T46">] </text:span><text:span text:style-name="T58">Estagiário de programação</text:span><text:span text:style-name="T46"> | </text:span><text:span text:style-name="T58">Velow </text:span><text:span text:style-name="T59">Sistemas</text:span><text:span text:style-name="T46">: </text:span><text:span text:style-name="T65">a</text:span><text:span text:style-name="T64">tuei como estagiário de programação </text:span><text:span text:style-name="T75">no time de front-end</text:span><text:span text:style-name="T64">, </text:span><text:span text:style-name="T75">após isso </text:span><text:span text:style-name="T64">consegui ser efetivado.</text:span></text:p>
      <text:p text:style-name="P9"><text:span text:style-name="T46">[maio de 2017 – outubro de 2018] Auxiliar de TI | Fazzenda Park Hotel: </text:span><text:span text:style-name="T65">e</text:span><text:span text:style-name="T64">u era um menor aprendiz, com 14 anos, tive muitas responsabilidades e ordens de serviço para fazer, ganhei muita experiência na parte de infra e suporte na área de TI.</text:span></text:p>
      <text:p text:style-name="P8"><text:span text:style-name="T46">[junho de 2016 – janeiro de 2017] </text:span><text:span text:style-name="T58">Apresentador de rádio</text:span><text:span text:style-name="T46"> | Rádio Sentinela do Vale: </text:span><text:span text:style-name="T65">t</text:span><text:span text:style-name="T64">rabalhei com meu potencial de comunicação na rádio, apresentava um </text:span><text:soft-page-break/><text:span text:style-name="T64">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01</meta:editing-cycles>
    <meta:print-date>2019-02-01T12:54:00</meta:print-date>
    <meta:creation-date>2018-01-13T12:08:00</meta:creation-date>
    <dc:date>2022-01-28T12:59:44.312851117</dc:date>
    <meta:editing-duration>PT10H12M30S</meta:editing-duration>
    <meta:generator>LibreOffice/6.4.7.2$Linux_X86_64 LibreOffice_project/40$Build-2</meta:generator>
    <meta:document-statistic meta:table-count="0" meta:image-count="0" meta:object-count="0" meta:page-count="4" meta:paragraph-count="33" meta:word-count="904" meta:character-count="6035" meta:non-whitespace-character-count="5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